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break-before="auto"/>
    </style:style>
    <style:style style:name="T1_1" style:family="text" style:parent-style-name="Default_20_Paragraph_20_Font"/>
    <style:style style:name="T1_2" style:family="text" style:parent-style-name="Default_20_Paragraph_20_Font"/>
    <style:style style:name="T1_3" style:family="text" style:parent-style-name="Default_20_Paragraph_20_Font"/>
    <style:style style:name="T1_4" style:family="text" style:parent-style-name="Default_20_Paragraph_20_Font"/>
    <style:style style:name="T1_5" style:family="text" style:parent-style-name="Default_20_Paragraph_20_Font"/>
    <style:style style:name="T1_6" style:family="text" style:parent-style-name="Default_20_Paragraph_20_Font"/>
    <style:style style:name="P2" style:family="paragraph" style:parent-style-name="Standard">
      <style:paragraph-properties fo:break-before="auto"/>
    </style:style>
    <style:style style:name="P3" style:family="paragraph" style:parent-style-name="Standard">
      <style:paragraph-properties fo:break-before="auto" fo:margin-top="0cm"/>
    </style:style>
    <style:style style:name="T3_1" style:family="text" style:parent-style-name="Default_20_Paragraph_20_Font"/>
    <style:style style:name="T3_2" style:family="text" style:parent-style-name="Default_20_Paragraph_20_Font"/>
    <style:style style:name="T3_3" style:family="text" style:parent-style-name="Default_20_Paragraph_20_Font"/>
    <style:style style:name="T3_4" style:family="text" style:parent-style-name="Default_20_Paragraph_20_Font"/>
    <style:style style:name="T3_5" style:family="text" style:parent-style-name="Default_20_Paragraph_20_Font"/>
    <style:style style:name="T3_6" style:family="text" style:parent-style-name="Default_20_Paragraph_20_Font"/>
    <style:style style:name="T3_7" style:family="text" style:parent-style-name="Default_20_Paragraph_20_Font"/>
    <style:style style:name="T3_8" style:family="text" style:parent-style-name="Default_20_Paragraph_20_Font"/>
    <style:style style:name="P4" style:family="paragraph" style:parent-style-name="Standard">
      <style:paragraph-properties fo:break-before="auto" fo:margin-top="0cm"/>
    </style:style>
    <style:style style:name="T4_1" style:family="text" style:parent-style-name="Default_20_Paragraph_20_Font"/>
    <style:style style:name="T4_2" style:family="text" style:parent-style-name="Default_20_Paragraph_20_Font"/>
    <style:style style:name="T4_3" style:family="text" style:parent-style-name="Default_20_Paragraph_20_Font"/>
    <style:style style:name="T4_4" style:family="text" style:parent-style-name="Default_20_Paragraph_20_Font"/>
    <style:style style:name="T4_5" style:family="text" style:parent-style-name="Default_20_Paragraph_20_Font"/>
    <style:style style:name="T4_6" style:family="text" style:parent-style-name="Default_20_Paragraph_20_Font"/>
    <style:style style:name="T4_7" style:family="text" style:parent-style-name="Default_20_Paragraph_20_Font"/>
    <style:style style:name="T4_8" style:family="text" style:parent-style-name="Default_20_Paragraph_20_Font"/>
    <style:style style:name="T4_9" style:family="text" style:parent-style-name="Default_20_Paragraph_20_Font"/>
    <style:style style:name="T4_10" style:family="text" style:parent-style-name="Default_20_Paragraph_20_Font"/>
    <style:style style:name="T4_11" style:family="text" style:parent-style-name="Default_20_Paragraph_20_Font"/>
    <style:style style:name="T4_12" style:family="text" style:parent-style-name="Default_20_Paragraph_20_Font"/>
    <style:style style:name="T4_13" style:family="text" style:parent-style-name="Default_20_Paragraph_20_Font"/>
    <style:style style:name="T4_14" style:family="text" style:parent-style-name="Default_20_Paragraph_20_Font"/>
    <style:style style:name="T4_15" style:family="text" style:parent-style-name="Default_20_Paragraph_20_Font"/>
    <style:style style:name="T4_16" style:family="text" style:parent-style-name="Default_20_Paragraph_20_Font"/>
    <style:style style:name="T4_17" style:family="text" style:parent-style-name="Default_20_Paragraph_20_Font"/>
    <style:style style:name="T4_18" style:family="text" style:parent-style-name="Default_20_Paragraph_20_Font"/>
    <style:style style:name="T4_19" style:family="text" style:parent-style-name="Default_20_Paragraph_20_Font"/>
    <style:style style:name="T4_20" style:family="text" style:parent-style-name="Default_20_Paragraph_20_Font"/>
    <style:style style:name="T4_21" style:family="text" style:parent-style-name="Default_20_Paragraph_20_Font"/>
    <style:style style:name="T4_22" style:family="text" style:parent-style-name="Default_20_Paragraph_20_Font"/>
    <style:style style:name="T4_23" style:family="text" style:parent-style-name="Default_20_Paragraph_20_Font"/>
    <style:style style:name="T4_24" style:family="text" style:parent-style-name="Default_20_Paragraph_20_Font"/>
    <style:style style:name="T4_25" style:family="text" style:parent-style-name="Default_20_Paragraph_20_Font"/>
    <style:style style:name="T4_26" style:family="text" style:parent-style-name="Default_20_Paragraph_20_Font"/>
    <style:style style:name="T4_27" style:family="text" style:parent-style-name="Default_20_Paragraph_20_Font"/>
    <style:style style:name="T4_28" style:family="text" style:parent-style-name="Default_20_Paragraph_20_Font"/>
    <style:style style:name="T4_29" style:family="text" style:parent-style-name="Default_20_Paragraph_20_Font"/>
    <style:style style:name="T4_30" style:family="text" style:parent-style-name="Default_20_Paragraph_20_Font"/>
    <style:style style:name="T4_31" style:family="text" style:parent-style-name="Default_20_Paragraph_20_Font"/>
    <style:style style:name="T4_32" style:family="text" style:parent-style-name="Default_20_Paragraph_20_Font"/>
    <style:style style:name="T4_33" style:family="text" style:parent-style-name="Default_20_Paragraph_20_Font"/>
    <style:style style:name="T4_34" style:family="text" style:parent-style-name="Default_20_Paragraph_20_Font"/>
    <style:style style:name="T4_35" style:family="text" style:parent-style-name="Default_20_Paragraph_20_Font"/>
    <style:style style:name="T4_36" style:family="text" style:parent-style-name="Default_20_Paragraph_20_Font"/>
    <style:style style:name="T4_37" style:family="text" style:parent-style-name="Default_20_Paragraph_20_Font"/>
    <style:style style:name="T4_38" style:family="text" style:parent-style-name="Default_20_Paragraph_20_Font"/>
    <style:style style:name="T4_39" style:family="text" style:parent-style-name="Default_20_Paragraph_20_Font"/>
    <style:style style:name="T4_40" style:family="text" style:parent-style-name="Default_20_Paragraph_20_Font"/>
    <style:style style:name="T4_41" style:family="text" style:parent-style-name="Default_20_Paragraph_20_Font"/>
    <style:style style:name="T4_42" style:family="text" style:parent-style-name="Default_20_Paragraph_20_Font"/>
    <style:style style:name="T4_43" style:family="text" style:parent-style-name="Default_20_Paragraph_20_Font"/>
    <style:style style:name="T4_44" style:family="text" style:parent-style-name="Default_20_Paragraph_20_Font"/>
    <style:style style:name="T4_45" style:family="text" style:parent-style-name="Default_20_Paragraph_20_Font"/>
    <style:style style:name="T4_46" style:family="text" style:parent-style-name="Default_20_Paragraph_20_Font"/>
    <style:style style:name="T4_47" style:family="text" style:parent-style-name="Default_20_Paragraph_20_Font"/>
    <style:style style:name="T4_48" style:family="text" style:parent-style-name="Default_20_Paragraph_20_Font"/>
    <style:style style:name="T4_49" style:family="text" style:parent-style-name="Default_20_Paragraph_20_Font"/>
    <style:style style:name="T4_50" style:family="text" style:parent-style-name="Default_20_Paragraph_20_Font"/>
    <style:style style:name="T4_51" style:family="text" style:parent-style-name="Default_20_Paragraph_20_Font"/>
    <style:style style:name="P5" style:family="paragraph" style:parent-style-name="Standard">
      <style:paragraph-properties fo:break-before="auto" fo:margin-top="0cm"/>
    </style:style>
    <style:style style:name="T5_1" style:family="text" style:parent-style-name="Default_20_Paragraph_20_Font"/>
    <style:style style:name="T5_2" style:family="text" style:parent-style-name="Default_20_Paragraph_20_Font"/>
    <style:style style:name="T5_3" style:family="text" style:parent-style-name="Default_20_Paragraph_20_Font"/>
    <style:style style:name="T5_4" style:family="text" style:parent-style-name="Default_20_Paragraph_20_Font"/>
    <style:style style:name="T5_5" style:family="text" style:parent-style-name="Default_20_Paragraph_20_Font"/>
    <style:style style:name="T5_6" style:family="text" style:parent-style-name="Default_20_Paragraph_20_Font"/>
    <style:style style:name="T5_7" style:family="text" style:parent-style-name="Default_20_Paragraph_20_Font"/>
    <style:style style:name="P6" style:family="paragraph" style:parent-style-name="Standard">
      <style:paragraph-properties fo:break-before="auto" fo:margin-top="0cm"/>
    </style:style>
    <style:style style:name="T6_1" style:family="text" style:parent-style-name="Default_20_Paragraph_20_Font"/>
    <style:style style:name="T6_2" style:family="text" style:parent-style-name="Default_20_Paragraph_20_Font"/>
    <style:style style:name="T6_3" style:family="text" style:parent-style-name="Default_20_Paragraph_20_Font"/>
    <style:style style:name="T6_4" style:family="text" style:parent-style-name="Default_20_Paragraph_20_Font"/>
    <style:style style:name="T6_5" style:family="text" style:parent-style-name="Default_20_Paragraph_20_Font"/>
    <style:style style:name="T6_6" style:family="text" style:parent-style-name="Default_20_Paragraph_20_Font"/>
    <style:style style:name="T6_7" style:family="text" style:parent-style-name="Default_20_Paragraph_20_Font"/>
    <style:style style:name="T6_8" style:family="text" style:parent-style-name="Default_20_Paragraph_20_Font"/>
    <style:style style:name="T6_9" style:family="text" style:parent-style-name="Default_20_Paragraph_20_Font"/>
    <style:style style:name="T6_10" style:family="text" style:parent-style-name="Default_20_Paragraph_20_Font"/>
    <style:style style:name="T6_11" style:family="text" style:parent-style-name="Default_20_Paragraph_20_Font"/>
    <style:style style:name="T6_12" style:family="text" style:parent-style-name="Default_20_Paragraph_20_Font"/>
    <style:style style:name="T6_13" style:family="text" style:parent-style-name="Default_20_Paragraph_20_Font"/>
    <style:style style:name="T6_14" style:family="text" style:parent-style-name="Default_20_Paragraph_20_Font"/>
    <style:style style:name="T6_15" style:family="text" style:parent-style-name="Default_20_Paragraph_20_Font"/>
    <style:style style:name="T6_16" style:family="text" style:parent-style-name="Default_20_Paragraph_20_Font"/>
    <style:style style:name="T6_17" style:family="text" style:parent-style-name="Default_20_Paragraph_20_Font"/>
    <style:style style:name="T6_18" style:family="text" style:parent-style-name="Default_20_Paragraph_20_Font"/>
    <style:style style:name="T6_19" style:family="text" style:parent-style-name="Default_20_Paragraph_20_Font"/>
    <style:style style:name="T6_20" style:family="text" style:parent-style-name="Default_20_Paragraph_20_Font"/>
    <style:style style:name="T6_21" style:family="text" style:parent-style-name="Default_20_Paragraph_20_Font"/>
    <style:style style:name="T6_22" style:family="text" style:parent-style-name="Default_20_Paragraph_20_Font"/>
    <style:style style:name="T6_23" style:family="text" style:parent-style-name="Default_20_Paragraph_20_Font"/>
    <style:style style:name="T6_24" style:family="text" style:parent-style-name="Default_20_Paragraph_20_Font"/>
    <style:style style:name="T6_25" style:family="text" style:parent-style-name="Default_20_Paragraph_20_Font"/>
    <style:style style:name="T6_26" style:family="text" style:parent-style-name="Default_20_Paragraph_20_Font"/>
    <style:style style:name="T6_27" style:family="text" style:parent-style-name="Default_20_Paragraph_20_Font"/>
    <style:style style:name="T6_28" style:family="text" style:parent-style-name="Default_20_Paragraph_20_Font"/>
    <style:style style:name="T6_29" style:family="text" style:parent-style-name="Default_20_Paragraph_20_Font"/>
    <style:style style:name="T6_30" style:family="text" style:parent-style-name="Default_20_Paragraph_20_Font"/>
    <style:style style:name="T6_31" style:family="text" style:parent-style-name="Default_20_Paragraph_20_Font"/>
    <style:style style:name="T6_32" style:family="text" style:parent-style-name="Default_20_Paragraph_20_Font"/>
    <style:style style:name="T6_33" style:family="text" style:parent-style-name="Default_20_Paragraph_20_Font"/>
    <style:style style:name="T6_34" style:family="text" style:parent-style-name="Default_20_Paragraph_20_Font"/>
    <style:style style:name="T6_35" style:family="text" style:parent-style-name="Default_20_Paragraph_20_Font"/>
    <style:style style:name="T6_36" style:family="text" style:parent-style-name="Default_20_Paragraph_20_Font"/>
    <style:style style:name="T6_37" style:family="text" style:parent-style-name="Default_20_Paragraph_20_Font"/>
    <style:style style:name="T6_38" style:family="text" style:parent-style-name="Default_20_Paragraph_20_Font"/>
    <style:style style:name="T6_39" style:family="text" style:parent-style-name="Default_20_Paragraph_20_Font"/>
    <style:style style:name="T6_40" style:family="text" style:parent-style-name="Default_20_Paragraph_20_Font"/>
    <style:style style:name="T6_41" style:family="text" style:parent-style-name="Default_20_Paragraph_20_Font"/>
    <style:style style:name="T6_42" style:family="text" style:parent-style-name="Default_20_Paragraph_20_Font"/>
    <style:style style:name="T6_43" style:family="text" style:parent-style-name="Default_20_Paragraph_20_Font"/>
    <style:style style:name="T6_44" style:family="text" style:parent-style-name="Default_20_Paragraph_20_Font"/>
    <style:style style:name="T6_45" style:family="text" style:parent-style-name="Default_20_Paragraph_20_Font"/>
    <style:style style:name="T6_46" style:family="text" style:parent-style-name="Default_20_Paragraph_20_Font"/>
    <style:style style:name="T6_47" style:family="text" style:parent-style-name="Default_20_Paragraph_20_Font"/>
    <style:style style:name="T6_48" style:family="text" style:parent-style-name="Default_20_Paragraph_20_Font"/>
    <style:style style:name="T6_49" style:family="text" style:parent-style-name="Default_20_Paragraph_20_Font"/>
    <style:style style:name="T6_50" style:family="text" style:parent-style-name="Default_20_Paragraph_20_Font"/>
    <style:style style:name="T6_51" style:family="text" style:parent-style-name="Default_20_Paragraph_20_Font"/>
    <style:style style:name="T6_52" style:family="text" style:parent-style-name="Default_20_Paragraph_20_Font"/>
    <style:style style:name="T6_53" style:family="text" style:parent-style-name="Default_20_Paragraph_20_Font"/>
    <style:style style:name="T6_54" style:family="text" style:parent-style-name="Default_20_Paragraph_20_Font"/>
    <style:style style:name="T6_55" style:family="text" style:parent-style-name="Default_20_Paragraph_20_Font"/>
    <style:style style:name="T6_56" style:family="text" style:parent-style-name="Default_20_Paragraph_20_Font"/>
    <style:style style:name="T6_57" style:family="text" style:parent-style-name="Default_20_Paragraph_20_Font"/>
    <style:style style:name="T6_58" style:family="text" style:parent-style-name="Default_20_Paragraph_20_Font"/>
    <style:style style:name="T6_59" style:family="text" style:parent-style-name="Default_20_Paragraph_20_Font"/>
    <style:style style:name="T6_60" style:family="text" style:parent-style-name="Default_20_Paragraph_20_Font"/>
    <style:style style:name="T6_61" style:family="text" style:parent-style-name="Default_20_Paragraph_20_Font"/>
    <style:style style:name="T6_62" style:family="text" style:parent-style-name="Default_20_Paragraph_20_Font"/>
    <style:style style:name="T6_63" style:family="text" style:parent-style-name="Default_20_Paragraph_20_Font"/>
    <style:style style:name="T6_64" style:family="text" style:parent-style-name="Default_20_Paragraph_20_Font"/>
    <style:style style:name="T6_65" style:family="text" style:parent-style-name="Default_20_Paragraph_20_Font"/>
    <style:style style:name="P7" style:family="paragraph" style:parent-style-name="Standard">
      <style:paragraph-properties fo:break-before="auto" fo:margin-top="0cm" fo:margin-bottom="0cm"/>
    </style:style>
    <style:style style:name="T7_1" style:family="text" style:parent-style-name="Default_20_Paragraph_20_Font"/>
    <style:style style:name="T7_2" style:family="text" style:parent-style-name="Default_20_Paragraph_20_Font"/>
    <style:style style:name="T7_3" style:family="text" style:parent-style-name="Default_20_Paragraph_20_Font"/>
    <style:style style:name="T7_4" style:family="text" style:parent-style-name="Default_20_Paragraph_20_Font"/>
    <style:style style:name="T7_5" style:family="text" style:parent-style-name="Default_20_Paragraph_20_Font"/>
    <style:style style:name="T7_6" style:family="text" style:parent-style-name="Default_20_Paragraph_20_Font"/>
    <style:style style:name="P8" style:family="paragraph" style:parent-style-name="Standard">
      <style:paragraph-properties fo:break-before="auto"/>
    </style:style>
    <style:style style:name="T8_1" style:family="text" style:parent-style-name="Default_20_Paragraph_20_Font"/>
    <style:style style:name="T8_2" style:family="text" style:parent-style-name="Default_20_Paragraph_20_Font"/>
    <style:style style:name="T8_3" style:family="text" style:parent-style-name="Default_20_Paragraph_20_Font"/>
    <style:style style:name="T8_4" style:family="text" style:parent-style-name="Default_20_Paragraph_20_Font"/>
    <style:style style:name="T8_5" style:family="text" style:parent-style-name="Default_20_Paragraph_20_Font"/>
    <style:style style:name="T8_6" style:family="text" style:parent-style-name="Default_20_Paragraph_20_Font"/>
    <style:style style:name="T8_7" style:family="text" style:parent-style-name="Default_20_Paragraph_20_Font"/>
    <style:style style:name="T8_8" style:family="text" style:parent-style-name="Default_20_Paragraph_20_Font"/>
    <style:style style:name="P9" style:family="paragraph" style:parent-style-name="Standard">
      <style:paragraph-properties fo:break-before="auto"/>
    </style:style>
    <style:style style:name="P10" style:family="paragraph" style:parent-style-name="Standard">
      <style:paragraph-properties fo:break-before="auto"/>
    </style:style>
    <style:style style:name="T10_1" style:family="text" style:parent-style-name="Default_20_Paragraph_20_Font"/>
    <style:style style:name="T10_2" style:family="text" style:parent-style-name="Default_20_Paragraph_20_Font"/>
    <style:style style:name="T10_3" style:family="text" style:parent-style-name="Default_20_Paragraph_20_Font"/>
    <style:style style:name="T10_4" style:family="text" style:parent-style-name="Default_20_Paragraph_20_Font"/>
    <style:style style:name="P11" style:family="paragraph" style:parent-style-name="Standard">
      <style:paragraph-properties fo:break-before="auto"/>
    </style:style>
    <style:style style:name="T11_1" style:family="text" style:parent-style-name="Default_20_Paragraph_20_Font"/>
    <style:style style:name="T11_2" style:family="text" style:parent-style-name="Default_20_Paragraph_20_Font"/>
    <style:style style:name="T11_3" style:family="text" style:parent-style-name="Default_20_Paragraph_20_Font"/>
    <style:style style:name="T11_4" style:family="text" style:parent-style-name="Default_20_Paragraph_20_Font"/>
    <style:style style:name="T11_5" style:family="text" style:parent-style-name="Default_20_Paragraph_20_Font"/>
    <style:style style:name="T11_6" style:family="text" style:parent-style-name="Default_20_Paragraph_20_Font"/>
    <style:style style:name="T11_7" style:family="text" style:parent-style-name="Default_20_Paragraph_20_Font"/>
    <style:style style:name="T11_8" style:family="text" style:parent-style-name="Default_20_Paragraph_20_Font"/>
    <style:style style:name="T11_9" style:family="text" style:parent-style-name="Default_20_Paragraph_20_Font"/>
    <style:style style:name="T11_10" style:family="text" style:parent-style-name="Default_20_Paragraph_20_Font"/>
    <style:style style:name="T11_11" style:family="text" style:parent-style-name="Default_20_Paragraph_20_Font"/>
    <style:style style:name="T11_12" style:family="text" style:parent-style-name="Default_20_Paragraph_20_Font"/>
    <style:style style:name="T11_13" style:family="text" style:parent-style-name="Default_20_Paragraph_20_Font"/>
    <style:style style:name="T11_14" style:family="text" style:parent-style-name="Default_20_Paragraph_20_Font"/>
    <style:style style:name="T11_15" style:family="text" style:parent-style-name="Default_20_Paragraph_20_Font"/>
    <style:style style:name="T11_16" style:family="text" style:parent-style-name="Default_20_Paragraph_20_Font"/>
    <style:style style:name="T11_17" style:family="text" style:parent-style-name="Default_20_Paragraph_20_Font"/>
    <style:style style:name="T11_18" style:family="text" style:parent-style-name="Default_20_Paragraph_20_Font"/>
    <style:style style:name="T11_19" style:family="text" style:parent-style-name="Default_20_Paragraph_20_Font"/>
    <style:style style:name="T11_20" style:family="text" style:parent-style-name="Default_20_Paragraph_20_Font"/>
    <style:style style:name="T11_21" style:family="text" style:parent-style-name="Default_20_Paragraph_20_Font"/>
    <style:style style:name="T11_22" style:family="text" style:parent-style-name="Default_20_Paragraph_20_Font"/>
    <style:style style:name="T11_23" style:family="text" style:parent-style-name="Default_20_Paragraph_20_Font"/>
    <style:style style:name="T11_24" style:family="text" style:parent-style-name="Default_20_Paragraph_20_Font"/>
    <style:style style:name="P12" style:family="paragraph" style:parent-style-name="Standard">
      <style:paragraph-properties fo:break-before="auto"/>
    </style:style>
    <style:style style:name="T12_1" style:family="text" style:parent-style-name="Default_20_Paragraph_20_Font"/>
    <style:style style:name="T12_2" style:family="text" style:parent-style-name="Default_20_Paragraph_20_Font"/>
    <style:style style:name="T12_3" style:family="text" style:parent-style-name="Default_20_Paragraph_20_Font"/>
    <style:style style:name="T12_4" style:family="text" style:parent-style-name="Default_20_Paragraph_20_Font"/>
    <style:style style:name="T12_5" style:family="text" style:parent-style-name="Default_20_Paragraph_20_Font"/>
    <style:style style:name="P13" style:family="paragraph" style:parent-style-name="Standard">
      <style:paragraph-properties fo:break-before="auto"/>
    </style:style>
    <style:style style:name="T13_1" style:family="text" style:parent-style-name="Default_20_Paragraph_20_Font"/>
    <style:style style:name="T13_2" style:family="text" style:parent-style-name="Default_20_Paragraph_20_Font"/>
    <style:style style:name="T13_3" style:family="text" style:parent-style-name="Default_20_Paragraph_20_Font"/>
    <style:style style:name="T13_4" style:family="text" style:parent-style-name="Default_20_Paragraph_20_Font"/>
    <style:style style:name="T13_5" style:family="text" style:parent-style-name="Default_20_Paragraph_20_Font"/>
    <style:style style:name="T13_6" style:family="text" style:parent-style-name="Default_20_Paragraph_20_Font"/>
    <style:style style:name="T13_7" style:family="text" style:parent-style-name="Default_20_Paragraph_20_Font"/>
    <style:style style:name="P14" style:family="paragraph" style:parent-style-name="Standard">
      <style:paragraph-properties fo:break-before="auto"/>
    </style:style>
    <style:style style:name="P15" style:family="paragraph" style:parent-style-name="Standard">
      <style:paragraph-properties fo:break-before="auto"/>
    </style:style>
    <style:style style:name="P16" style:family="paragraph" style:parent-style-name="Standard">
      <style:paragraph-properties fo:break-before="auto"/>
    </style:style>
    <style:style style:name="T16_1" style:family="text" style:parent-style-name="Default_20_Paragraph_20_Font"/>
    <style:style style:name="T16_2" style:family="text" style:parent-style-name="Default_20_Paragraph_20_Font"/>
    <style:style style:name="T16_3" style:family="text" style:parent-style-name="Default_20_Paragraph_20_Font"/>
    <style:style style:name="T16_4" style:family="text" style:parent-style-name="Default_20_Paragraph_20_Font"/>
    <style:style style:name="T16_5" style:family="text" style:parent-style-name="Default_20_Paragraph_20_Font"/>
    <style:style style:name="T16_6" style:family="text" style:parent-style-name="Default_20_Paragraph_20_Font"/>
    <style:style style:name="T16_7" style:family="text" style:parent-style-name="Default_20_Paragraph_20_Font"/>
    <style:style style:name="T16_8" style:family="text" style:parent-style-name="Default_20_Paragraph_20_Font"/>
    <style:style style:name="T16_9" style:family="text" style:parent-style-name="Default_20_Paragraph_20_Font"/>
    <style:style style:name="T16_10" style:family="text" style:parent-style-name="Default_20_Paragraph_20_Font"/>
    <style:style style:name="T16_11" style:family="text" style:parent-style-name="Default_20_Paragraph_20_Font"/>
    <style:style style:name="T16_12" style:family="text" style:parent-style-name="Default_20_Paragraph_20_Font"/>
    <style:style style:name="T16_13" style:family="text" style:parent-style-name="Default_20_Paragraph_20_Font"/>
    <style:style style:name="T16_14" style:family="text" style:parent-style-name="Default_20_Paragraph_20_Font"/>
    <style:style style:name="T16_15" style:family="text" style:parent-style-name="Default_20_Paragraph_20_Font"/>
    <style:style style:name="T16_16" style:family="text" style:parent-style-name="Default_20_Paragraph_20_Font"/>
    <style:style style:name="T16_17" style:family="text" style:parent-style-name="Default_20_Paragraph_20_Font"/>
    <style:style style:name="P17" style:family="paragraph" style:parent-style-name="Standard">
      <style:paragraph-properties fo:break-before="auto"/>
    </style:style>
    <style:style style:name="T17_1" style:family="text" style:parent-style-name="Default_20_Paragraph_20_Font"/>
    <style:style style:name="T17_2" style:family="text" style:parent-style-name="Default_20_Paragraph_20_Font"/>
    <style:style style:name="T17_3" style:family="text" style:parent-style-name="Default_20_Paragraph_20_Font"/>
    <style:style style:name="T17_4" style:family="text" style:parent-style-name="Default_20_Paragraph_20_Font"/>
    <style:style style:name="T17_5" style:family="text" style:parent-style-name="Default_20_Paragraph_20_Font"/>
    <style:style style:name="P18" style:family="paragraph" style:parent-style-name="Standard">
      <style:paragraph-properties fo:break-before="auto"/>
    </style:style>
    <style:style style:name="P19" style:family="paragraph" style:parent-style-name="Standard">
      <style:paragraph-properties fo:break-before="auto"/>
    </style:style>
  </office:automatic-styles>
  <office:body>
    <office:text>
      <text:p text:style-name="P1"><text:span text:style-name="T1_1">Agenda</text:span><text:span text:style-name="T1_2"><text:s/></text:span><text:span text:style-name="T1_3">KerstzingCie</text:span><text:span text:style-name="T1_4"><text:s/></text:span><text:span text:style-name="T1_5">vergadering</text:span><text:span text:style-name="T1_6"><text:s/>1<text:s/>–<text:s/>2011</text:span></text:p>
      <text:p text:style-name="P2"/>
      <text:list text:style-name="LS1" xml:id="list0">
        <text:list-item>
          <text:p text:style-name="P3"><text:span text:style-name="T3_1">Opening</text:span><text:span text:style-name="T3_2"><text:s/>(</text:span><text:span text:style-name="T3_3">verslag</text:span><text:span text:style-name="T3_4"><text:s/></text:span><text:span text:style-name="T3_5">van</text:span><text:span text:style-name="T3_6"><text:s/></text:span><text:span text:style-name="T3_7">inwerken</text:span><text:span text:style-name="T3_8">?)</text:span></text:p>
        </text:list-item>
        <text:list-item>
          <text:p text:style-name="P4"><text:span text:style-name="T4_1">Beleid</text:span><text:span text:style-name="T4_2">:<text:s/><text:line-break/></text:span><text:span text:style-name="T4_3">Uurtarief</text:span><text:span text:style-name="T4_4"><text:s/>=&gt;<text:s/>€270<text:s/>=&gt;<text:s/></text:span><text:span text:style-name="T4_5">Sebastiaan</text:span><text:span text:style-name="T4_6">?<text:s/>=&gt;<text:s/></text:span><text:span text:style-name="T4_7">keurt</text:span><text:span text:style-name="T4_8"><text:s/></text:span><text:span text:style-name="T4_9">goed</text:span><text:span text:style-name="T4_10"><text:line-break/></text:span><text:span text:style-name="T4_11">Repertoire</text:span><text:span text:style-name="T4_12"><text:s/>=&gt;<text:s/></text:span><text:span text:style-name="T4_13">volgende</text:span><text:span text:style-name="T4_14"><text:s/></text:span><text:span text:style-name="T4_15">vergadering</text:span><text:span text:style-name="T4_16"><text:s/></text:span><text:span text:style-name="T4_17">bij</text:span><text:span text:style-name="T4_18"><text:s/></text:span><text:span text:style-name="T4_19">elkaar</text:span><text:span text:style-name="T4_20"><text:s/></text:span><text:span text:style-name="T4_21">brengen</text:span><text:span text:style-name="T4_22"><text:line-break/></text:span><text:span text:style-name="T4_23">Hoe</text:span><text:span text:style-name="T4_24"><text:s/></text:span><text:span text:style-name="T4_25">vaak</text:span><text:span text:style-name="T4_26">?<text:s/>=&gt;<text:s/>2</text:span><text:span text:style-name="T4_27">x</text:span><text:span text:style-name="T4_28"><text:s/></text:span><text:span text:style-name="T4_29">op</text:span><text:span text:style-name="T4_30"><text:s/></text:span><text:span text:style-name="T4_31">dinsdag</text:span><text:span text:style-name="T4_32"><text:s/></text:span><text:span text:style-name="T4_33">en</text:span><text:span text:style-name="T4_34"><text:s/></text:span><text:span text:style-name="T4_35">op</text:span><text:span text:style-name="T4_36"><text:s/></text:span><text:span text:style-name="T4_37">woensdag</text:span><text:span text:style-name="T4_38"><text:line-break/></text:span><text:span text:style-name="T4_39">Wanneer</text:span><text:span text:style-name="T4_40"><text:s/></text:span><text:span text:style-name="T4_41">beginnen</text:span><text:span text:style-name="T4_42"><text:s/></text:span><text:span text:style-name="T4_43">met</text:span><text:span text:style-name="T4_44"><text:s/></text:span><text:span text:style-name="T4_45">repeteren</text:span><text:span text:style-name="T4_46">?<text:s/>=&gt;<text:s/></text:span><text:span text:style-name="T4_47">op</text:span><text:span text:style-name="T4_48"><text:s/>18<text:s/></text:span><text:span text:style-name="T4_49">oktober</text:span><text:span text:style-name="T4_50"><text:s/></text:span><text:span text:style-name="T4_51">beginnen</text:span></text:p>
        </text:list-item>
        <text:list-item>
          <text:p text:style-name="P5"><text:span text:style-name="T5_1">Eerste</text:span><text:span text:style-name="T5_2"><text:s/></text:span><text:span text:style-name="T5_3">concertjes</text:span><text:span text:style-name="T5_4"><text:s/></text:span><text:span text:style-name="T5_5">alvast</text:span><text:span text:style-name="T5_6"><text:s/></text:span><text:span text:style-name="T5_7">vastleggen</text:span></text:p>
        </text:list-item>
        <text:list-item>
          <text:p text:style-name="P6"><text:span text:style-name="T6_1">Taakverdeling</text:span><text:span text:style-name="T6_2"><text:s/></text:span><text:span text:style-name="T6_3">maken</text:span><text:span text:style-name="T6_4">:<text:s/><text:line-break/></text:span><text:span text:style-name="T6_5">Verzorgingstehuizen</text:span><text:span text:style-name="T6_6"><text:s/></text:span><text:span text:style-name="T6_7">bellen</text:span><text:span text:style-name="T6_8">/</text:span><text:span text:style-name="T6_9">mailen</text:span><text:span text:style-name="T6_10"><text:s/>(</text:span><text:span text:style-name="T6_11">contact</text:span><text:span text:style-name="T6_12"><text:s/></text:span><text:span text:style-name="T6_13">met</text:span><text:span text:style-name="T6_14"><text:s/></text:span><text:span text:style-name="T6_15">Judith</text:span><text:span text:style-name="T6_16"><text:s/></text:span><text:span text:style-name="T6_17">over</text:span><text:span text:style-name="T6_18"><text:s/></text:span><text:span text:style-name="T6_19">Fonds</text:span><text:span text:style-name="T6_20"><text:s/>1818!)<text:s/>=&gt;<text:s/></text:span><text:span text:style-name="T6_21">Sietse</text:span><text:span text:style-name="T6_22"><text:line-break/></text:span><text:span text:style-name="T6_23">Bedrijven</text:span><text:span text:style-name="T6_24"><text:s/></text:span><text:span text:style-name="T6_25">e</text:span><text:span text:style-name="T6_26">.</text:span><text:span text:style-name="T6_27">d</text:span><text:span text:style-name="T6_28">.<text:s/></text:span><text:span text:style-name="T6_29">Bellen</text:span><text:span text:style-name="T6_30">/</text:span><text:span text:style-name="T6_31">mailen</text:span><text:span text:style-name="T6_32"><text:s/>=&gt;<text:s/></text:span><text:span text:style-name="T6_33">Lineke</text:span><text:span text:style-name="T6_34"><text:line-break/></text:span><text:span text:style-name="T6_35">Dirigenten</text:span><text:span text:style-name="T6_36"><text:s/></text:span><text:span text:style-name="T6_37">regelen</text:span><text:span text:style-name="T6_38"><text:s/>=&gt;<text:s/></text:span><text:span text:style-name="T6_39">oriëntatie</text:span><text:span text:style-name="T6_40">:<text:s/></text:span><text:span text:style-name="T6_41">Lineke</text:span><text:span text:style-name="T6_42">,<text:s/></text:span><text:span text:style-name="T6_43">lijstje</text:span><text:span text:style-name="T6_44"><text:s/></text:span><text:span text:style-name="T6_45">bellen</text:span><text:span text:style-name="T6_46">/</text:span><text:span text:style-name="T6_47">mailen</text:span><text:span text:style-name="T6_48">:<text:s/></text:span><text:span text:style-name="T6_49">Sietse</text:span><text:span text:style-name="T6_50"><text:s/><text:line-break/></text:span><text:span text:style-name="T6_51">Repetitieruimtes</text:span><text:span text:style-name="T6_52"><text:s/></text:span><text:span text:style-name="T6_53">regelen</text:span><text:span text:style-name="T6_54"><text:s/>(</text:span><text:span text:style-name="T6_55">via</text:span><text:span text:style-name="T6_56"><text:s/></text:span><text:span text:style-name="T6_57">bestuur</text:span><text:span text:style-name="T6_58">)<text:s/>=&gt;<text:s/></text:span><text:span text:style-name="T6_59">Lineke</text:span><text:span text:style-name="T6_60"><text:line-break/></text:span><text:span text:style-name="T6_61">Website</text:span><text:span text:style-name="T6_62"><text:s/></text:span><text:span text:style-name="T6_63">updaten</text:span><text:span text:style-name="T6_64">=&gt;<text:s/></text:span><text:span text:style-name="T6_65">Sietse</text:span></text:p>
        </text:list-item>
        <text:list-item>
          <text:p text:style-name="P7"><text:span text:style-name="T7_1">Afsluiting</text:span><text:span text:style-name="T7_2">:<text:s/></text:span><text:span text:style-name="T7_3">volgende</text:span><text:span text:style-name="T7_4"><text:s/></text:span><text:span text:style-name="T7_5">vergadering</text:span><text:span text:style-name="T7_6">?<text:s/></text:span></text:p>
        </text:list-item>
      </text:list>
      <text:p text:style-name="P8"><text:span text:style-name="T8_1">PR</text:span><text:span text:style-name="T8_2">-</text:span><text:span text:style-name="T8_3">ronde</text:span><text:span text:style-name="T8_4"><text:s/></text:span><text:span text:style-name="T8_5">vanaf</text:span><text:span text:style-name="T8_6"><text:s/>26<text:s/></text:span><text:span text:style-name="T8_7">september</text:span><text:span text:style-name="T8_8"><text:s/></text:span></text:p>
      <text:p text:style-name="P9"/>
      <text:p text:style-name="P10"><text:span text:style-name="T10_1">Dinsdag</text:span><text:span text:style-name="T10_2"><text:s/>20<text:s/></text:span><text:span text:style-name="T10_3">december</text:span><text:span text:style-name="T10_4"><text:s/>2011<text:s/>15:30-17:00<text:s/>(?)</text:span></text:p>
      <text:p text:style-name="P11"><text:span text:style-name="T11_1">Zonnebloem</text:span><text:span text:style-name="T11_2">:<text:s/></text:span><text:span text:style-name="T11_3">ouder</text:span><text:span text:style-name="T11_4"><text:s/></text:span><text:span text:style-name="T11_5">publiek</text:span><text:span text:style-name="T11_6">,<text:s/>50-60<text:s/></text:span><text:span text:style-name="T11_7">man</text:span><text:span text:style-name="T11_8">,<text:s/></text:span><text:span text:style-name="T11_9">vooral</text:span><text:span text:style-name="T11_10"><text:s/></text:span><text:span text:style-name="T11_11">gezellig</text:span><text:span text:style-name="T11_12">,<text:s/></text:span><text:span text:style-name="T11_13">publiek</text:span><text:span text:style-name="T11_14"><text:s/></text:span><text:span text:style-name="T11_15">erbij</text:span><text:span text:style-name="T11_16"><text:s/></text:span><text:span text:style-name="T11_17">betrekken</text:span><text:span text:style-name="T11_18">,<text:s/></text:span><text:span text:style-name="T11_19">NL</text:span><text:span text:style-name="T11_20">-</text:span><text:span text:style-name="T11_21">talig</text:span><text:span text:style-name="T11_22">,<text:s/></text:span><text:span text:style-name="T11_23">meezingen</text:span><text:span text:style-name="T11_24">?</text:span></text:p>
      <text:p text:style-name="P12"><text:span text:style-name="T12_1">2</text:span><text:span text:style-name="T12_2">x</text:span><text:span text:style-name="T12_3">30<text:s/></text:span><text:span text:style-name="T12_4">min</text:span><text:span text:style-name="T12_5">.<text:s/></text:span></text:p>
      <text:p text:style-name="P13"><text:span text:style-name="T13_1">l</text:span><text:span text:style-name="T13_2">.</text:span><text:span text:style-name="T13_3">benekenkolmer</text:span><text:span text:style-name="T13_4">@</text:span><text:span text:style-name="T13_5">tiscali</text:span><text:span text:style-name="T13_6">.</text:span><text:span text:style-name="T13_7">nl</text:span></text:p>
      <text:p text:style-name="P14"/>
      <text:p text:style-name="P15"/>
      <text:p text:style-name="P16"><text:span text:style-name="T16_1">donderdag</text:span><text:span text:style-name="T16_2"><text:s/>22<text:s/></text:span><text:span text:style-name="T16_3">december</text:span><text:span text:style-name="T16_4">,<text:s/></text:span><text:span text:style-name="T16_5">tussen</text:span><text:span text:style-name="T16_6"><text:s/>14:30<text:s/></text:span><text:span text:style-name="T16_7">en</text:span><text:span text:style-name="T16_8"><text:s/>17:00<text:line-break/></text:span><text:span text:style-name="T16_9">Stichting</text:span><text:span text:style-name="T16_10"><text:s/></text:span><text:span text:style-name="T16_11">Radius</text:span><text:span text:style-name="T16_12">,<text:s/></text:span><text:span text:style-name="T16_13">Opaalstraat</text:span><text:span text:style-name="T16_14">:<text:s/></text:span><text:span text:style-name="T16_15">oudere</text:span><text:span text:style-name="T16_16"><text:s/></text:span><text:span text:style-name="T16_17">mensen</text:span></text:p>
      <text:p text:style-name="P17"><text:span text:style-name="T17_1">2</text:span><text:span text:style-name="T17_2">x</text:span><text:span text:style-name="T17_3">30<text:s/></text:span><text:span text:style-name="T17_4">min</text:span><text:span text:style-name="T17_5">?<text:s/></text:span></text:p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LS_1_0" text:level="1" style:num-suffix=".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_1" text:level="2" style:num-suffix=".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_2" text:level="3" style:num-suffix=".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_3" text:level="4" style:num-suffix=".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_4" text:level="5" style:num-suffix=".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_5" text:level="6" style:num-suffix=".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_6" text:level="7" style:num-suffix=".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_7" text:level="8" style:num-suffix=".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_8" text:level="9" style:num-suffix=".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margin-top="2cm" fo:margin-bottom="2cm" fo:margin-left="2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